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portWrit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portWrit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portWrit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portWriter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portWrit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ReportWrite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ReportWriterGui.HTMLReportWrit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